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paragraph-rsid="0011c8c7"/>
    </style:style>
    <style:style style:name="P3" style:family="paragraph" style:parent-style-name="Standard">
      <style:text-properties style:font-name="Calibri" officeooo:rsid="000f3a32" officeooo:paragraph-rsid="0019b9d6"/>
    </style:style>
    <style:style style:name="P4" style:family="paragraph" style:parent-style-name="Standard">
      <style:text-properties style:font-name="Calibri" officeooo:rsid="000f3a32" officeooo:paragraph-rsid="001660c4"/>
    </style:style>
    <style:style style:name="P5" style:family="paragraph" style:parent-style-name="Standard">
      <style:text-properties style:font-name="Calibri" officeooo:rsid="001126a5" officeooo:paragraph-rsid="001126a5"/>
    </style:style>
    <style:style style:name="P6" style:family="paragraph" style:parent-style-name="Standard">
      <style:text-properties style:font-name="Calibri" officeooo:rsid="001126a5" officeooo:paragraph-rsid="00158607"/>
    </style:style>
    <style:style style:name="P7" style:family="paragraph" style:parent-style-name="Standard">
      <style:text-properties style:font-name="Calibri" officeooo:rsid="001126a5" officeooo:paragraph-rsid="001660c4"/>
    </style:style>
    <style:style style:name="P8" style:family="paragraph" style:parent-style-name="Standard">
      <style:text-properties style:font-name="Calibri" officeooo:rsid="0019b9d6" officeooo:paragraph-rsid="0019b9d6"/>
    </style:style>
    <style:style style:name="P9" style:family="paragraph" style:parent-style-name="Standard">
      <style:text-properties style:font-name="Calibri" officeooo:rsid="0019b9d6" officeooo:paragraph-rsid="001a7c1f"/>
    </style:style>
    <style:style style:name="P10" style:family="paragraph" style:parent-style-name="Standard">
      <style:text-properties style:font-name="Calibri" officeooo:paragraph-rsid="00158607"/>
    </style:style>
    <style:style style:name="P11" style:family="paragraph" style:parent-style-name="Standard">
      <style:text-properties style:font-name="Calibri" officeooo:rsid="0011c8c7" officeooo:paragraph-rsid="0011c8c7"/>
    </style:style>
    <style:style style:name="P12" style:family="paragraph" style:parent-style-name="Standard">
      <style:text-properties style:font-name="Calibri" officeooo:paragraph-rsid="001660c4"/>
    </style:style>
    <style:style style:name="P13" style:family="paragraph" style:parent-style-name="Standard">
      <style:text-properties style:font-name="Calibri" officeooo:rsid="001a339d" officeooo:paragraph-rsid="001a339d"/>
    </style:style>
    <style:style style:name="P14" style:family="paragraph" style:parent-style-name="Standard">
      <style:text-properties style:font-name="Calibri" officeooo:rsid="001a7c1f" officeooo:paragraph-rsid="001a7c1f"/>
    </style:style>
    <style:style style:name="P15" style:family="paragraph" style:parent-style-name="Standard">
      <style:text-properties style:font-name="Calibri" officeooo:paragraph-rsid="001a7c1f"/>
    </style:style>
    <style:style style:name="P16" style:family="paragraph" style:parent-style-name="Standard">
      <style:text-properties style:font-name="Calibri" fo:font-size="12pt" officeooo:rsid="000f3a32" officeooo:paragraph-rsid="000f3a32"/>
    </style:style>
    <style:style style:name="P17" style:family="paragraph" style:parent-style-name="Standard">
      <style:text-properties style:font-name="Calibri" officeooo:rsid="0019b9d6" officeooo:paragraph-rsid="0019b9d6"/>
    </style:style>
    <style:style style:name="P18" style:family="paragraph" style:parent-style-name="Standard">
      <style:text-properties style:font-name="Calibri" officeooo:rsid="001d2cfc" officeooo:paragraph-rsid="001d2cfc"/>
    </style:style>
    <style:style style:name="P19" style:family="paragraph" style:parent-style-name="Standard">
      <style:text-properties style:font-name="Calibri" officeooo:rsid="0011c8c7" officeooo:paragraph-rsid="0011c8c7"/>
    </style:style>
    <style:style style:name="T1" style:family="text">
      <style:text-properties officeooo:rsid="000f3a32"/>
    </style:style>
    <style:style style:name="T2" style:family="text">
      <style:text-properties officeooo:rsid="0011c8c7"/>
    </style:style>
    <style:style style:name="T3" style:family="text">
      <style:text-properties officeooo:rsid="00158607"/>
    </style:style>
    <style:style style:name="T4" style:family="text">
      <style:text-properties officeooo:rsid="001660c4"/>
    </style:style>
    <style:style style:name="T5" style:family="text">
      <style:text-properties officeooo:rsid="0019b9d6"/>
    </style:style>
    <style:style style:name="T6" style:family="text">
      <style:text-properties officeooo:rsid="001a339d"/>
    </style:style>
    <style:style style:name="T7" style:family="text">
      <style:text-properties officeooo:rsid="001a7c1f"/>
    </style:style>
    <style:style style:name="T8" style:family="text">
      <style:text-properties officeooo:rsid="001cd91c"/>
    </style:style>
    <style:style style:name="T9" style:family="text">
      <style:text-properties officeooo:rsid="001d2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ctivity One:</text:p>
      <text:p text:style-name="P3"/>
      <text:p text:style-name="P3">dataset=xor</text:p>
      <text:p text:style-name="P3">networkShape=1</text:p>
      <text:p text:style-name="P3">initZero=true</text:p>
      <text:p text:style-name="P4"><text:span text:style-name="T2">numHiddenLayers_hide=</text:span><text:span text:style-name="T4">true</text:span></text:p>
      <text:p text:style-name="P13">neuronButtons=false</text:p>
      <text:p text:style-name="P14">hideBar=true</text:p>
      <text:p text:style-name="P13"/>
      <text:p text:style-name="P8">Link:</text:p>
      <text:p text:style-name="P9">#<text:span text:style-name="T1">dataset=xor</text:span>&amp;<text:span text:style-name="T1">networkShape=1</text:span>&amp;<text:span text:style-name="T1">initZero=true</text:span>&amp;<text:span text:style-name="T2">numHiddenLayers_hide=</text:span><text:span text:style-name="T4">true</text:span><text:span text:style-name="T6">&amp;neuronButtons=false</text:span><text:span text:style-name="T7">&amp;hideBar=true</text:span></text:p>
      <text:p text:style-name="P8"/>
      <text:p text:style-name="P8"/>
      <text:p text:style-name="P5">Questions:</text:p>
      <text:p text:style-name="P5">* Do they go through epochs and errors? - take out if not, keep if yes</text:p>
      <text:p text:style-name="P1"/>
      <text:p text:style-name="P5">Activity Two:</text:p>
      <text:p text:style-name="P5"/>
      <text:p text:style-name="P10">dataset=<text:span text:style-name="T5">gauss</text:span></text:p>
      <text:p text:style-name="P10">networkShape=<text:span text:style-name="T3">2</text:span></text:p>
      <text:p text:style-name="P10">initZero=true</text:p>
      <text:p text:style-name="P14">hideBar=true</text:p>
      <text:p text:style-name="P7"><text:span text:style-name="T2">numHiddenLayers_hide=</text:span><text:span text:style-name="T4">true</text:span></text:p>
      <text:p text:style-name="P13">neuronButtons=false</text:p>
      <text:p text:style-name="P7"/>
      <text:p text:style-name="P8">Link:</text:p>
      <text:p text:style-name="P15"><text:span text:style-name="T5">#dataset=gauss&amp;</text:span>networkShape=<text:span text:style-name="T3">2</text:span><text:span text:style-name="T5">&amp;</text:span>initZero=true<text:span text:style-name="T5">&amp;</text:span><text:span text:style-name="T7">hideBar=true</text:span><text:span text:style-name="T5">&amp;</text:span><text:span text:style-name="T2">numHiddenLayers_hide=</text:span><text:span text:style-name="T4">true</text:span><text:span text:style-name="T6">&amp;neuronButtons=false</text:span></text:p>
      <text:p text:style-name="P6"/>
      <text:p text:style-name="P11">Activity Three:</text:p>
      <text:p text:style-name="P2"/>
      <text:p text:style-name="P2">dataset=circle</text:p>
      <text:p text:style-name="P2">networkShape=<text:span text:style-name="T3">3,1</text:span></text:p>
      <text:p text:style-name="P2">initZero=true</text:p>
      <text:p text:style-name="P14">hideBar=true</text:p>
      <text:p text:style-name="P12"><text:span text:style-name="T2">numHiddenLayers_hide=</text:span><text:span text:style-name="T4">true</text:span></text:p>
      <text:p text:style-name="P13">neuronButtons=false</text:p>
      <text:p text:style-name="P2"/>
      <text:p text:style-name="P8">Link:</text:p>
      <text:p text:style-name="P15">#dataset=circle<text:span text:style-name="T5">&amp;</text:span>networkShape=<text:span text:style-name="T3">3,1</text:span><text:span text:style-name="T5">&amp;</text:span>initZero=true<text:span text:style-name="T5">&amp;</text:span><text:span text:style-name="T7">hideBar=true</text:span><text:span text:style-name="T5">&amp;</text:span><text:span text:style-name="T2">numHiddenLayers_hide=</text:span><text:span text:style-name="T4">true</text:span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ctivity Four:</text:p>
      <text:p text:style-name="P11"/>
      <text:p text:style-name="P2"><text:span text:style-name="T2">numHiddenLayers_hide=</text:span><text:span text:style-name="T8">false</text:span></text:p>
      <text:p text:style-name="P11">networkShape=<text:span text:style-name="T3">3</text:span></text:p>
      <text:p text:style-name="P11">dataset=spiral</text:p>
      <text:p text:style-name="P11">neuronButtons=true</text:p>
      <text:p text:style-name="P8">hideBar=false</text:p>
      <text:p text:style-name="P18">activation=tanh</text:p>
      <text:p text:style-name="P11"/>
      <text:p text:style-name="P8">Link:</text:p>
      <text:p text:style-name="P8">#<text:span text:style-name="T2">numHiddenLayers_hide=</text:span><text:span text:style-name="T8">false</text:span>&amp;<text:span text:style-name="T2">networkShape=</text:span><text:span text:style-name="T9">4,3</text:span>&amp;<text:span text:style-name="T2">dataset=spiral</text:span>&amp;<text:span text:style-name="T2">neuronButtons=true</text:span>&amp;hideBar=false<text:span text:style-name="T8">&amp;initZero=false</text:span><text:span text:style-name="T9">&amp;activation=tanh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7T15:43:26.380259855</meta:creation-date>
    <dc:date>2021-01-08T18:09:46.071269321</dc:date>
    <meta:editing-duration>PT48M3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2" meta:paragraph-count="38" meta:word-count="57" meta:character-count="954" meta:non-whitespace-character-count="935"/>
  </office:meta>
</office:document-meta>
</file>